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9c16d" officeooo:paragraph-rsid="0019c16d" style:font-weight-asian="normal" style:font-weight-complex="normal"/>
    </style:style>
    <style:style style:name="P2" style:family="paragraph" style:parent-style-name="Standard">
      <style:text-properties fo:font-weight="normal" officeooo:rsid="001b2f3a" officeooo:paragraph-rsid="001b2f3a" style:font-weight-asian="normal" style:font-weight-complex="normal"/>
    </style:style>
    <style:style style:name="P3" style:family="paragraph" style:parent-style-name="Standard">
      <style:text-properties fo:font-weight="normal" officeooo:rsid="001eb5ff" officeooo:paragraph-rsid="001eb5ff" style:font-weight-asian="normal" style:font-weight-complex="normal"/>
    </style:style>
    <style:style style:name="P4" style:family="paragraph" style:parent-style-name="Standard">
      <style:text-properties fo:font-weight="normal" officeooo:rsid="002071aa" officeooo:paragraph-rsid="002071aa" style:font-weight-asian="normal" style:font-weight-complex="normal"/>
    </style:style>
    <style:style style:name="P5" style:family="paragraph" style:parent-style-name="Standard">
      <style:text-properties fo:font-weight="normal" officeooo:rsid="002120b2" officeooo:paragraph-rsid="002120b2" style:font-weight-asian="normal" style:font-weight-complex="normal"/>
    </style:style>
    <style:style style:name="P6" style:family="paragraph" style:parent-style-name="Standard">
      <style:text-properties fo:font-weight="normal" officeooo:rsid="00220ba6" officeooo:paragraph-rsid="00220ba6" style:font-weight-asian="normal" style:font-weight-complex="normal"/>
    </style:style>
    <style:style style:name="P7" style:family="paragraph" style:parent-style-name="Standard">
      <style:text-properties fo:font-weight="normal" officeooo:rsid="0023dd37" officeooo:paragraph-rsid="0023dd37" style:font-weight-asian="normal" style:font-weight-complex="normal"/>
    </style:style>
    <style:style style:name="P8" style:family="paragraph" style:parent-style-name="Standard">
      <style:text-properties fo:font-weight="normal" officeooo:rsid="0023dd37" officeooo:paragraph-rsid="0035cbc6" style:font-weight-asian="normal" style:font-weight-complex="normal"/>
    </style:style>
    <style:style style:name="P9" style:family="paragraph" style:parent-style-name="Standard">
      <style:text-properties fo:font-weight="normal" officeooo:rsid="002bc27d" officeooo:paragraph-rsid="002bc27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bc27d" officeooo:paragraph-rsid="002bc27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31f515" officeooo:paragraph-rsid="0031f51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340042" officeooo:paragraph-rsid="00340042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3540ec" officeooo:paragraph-rsid="003540ec" style:font-weight-asian="normal" style:font-weight-complex="normal"/>
    </style:style>
    <style:style style:name="P14" style:family="paragraph" style:parent-style-name="Standard">
      <style:text-properties fo:font-weight="normal" officeooo:rsid="0035cbc6" officeooo:paragraph-rsid="0035cbc6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37b6bd" officeooo:paragraph-rsid="0037b6bd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3d2421" officeooo:paragraph-rsid="003d2421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3d2421" officeooo:paragraph-rsid="003f35cb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3d2421" officeooo:paragraph-rsid="004a0a63" style:font-weight-asian="normal" style:font-weight-complex="normal"/>
    </style:style>
    <style:style style:name="T1" style:family="text">
      <style:text-properties officeooo:rsid="001cdac2"/>
    </style:style>
    <style:style style:name="T2" style:family="text">
      <style:text-properties officeooo:rsid="001f4e39"/>
    </style:style>
    <style:style style:name="T3" style:family="text">
      <style:text-properties officeooo:rsid="002071aa"/>
    </style:style>
    <style:style style:name="T4" style:family="text">
      <style:text-properties officeooo:rsid="00211a2e"/>
    </style:style>
    <style:style style:name="T5" style:family="text">
      <style:text-properties officeooo:rsid="00220ba6"/>
    </style:style>
    <style:style style:name="T6" style:family="text">
      <style:text-properties officeooo:rsid="0023dd37"/>
    </style:style>
    <style:style style:name="T7" style:family="text">
      <style:text-properties officeooo:rsid="0025a4d7"/>
    </style:style>
    <style:style style:name="T8" style:family="text">
      <style:text-properties officeooo:rsid="002aed79"/>
    </style:style>
    <style:style style:name="T9" style:family="text">
      <style:text-properties officeooo:rsid="002bc27d"/>
    </style:style>
    <style:style style:name="T10" style:family="text">
      <style:text-properties officeooo:rsid="002bf63e"/>
    </style:style>
    <style:style style:name="T11" style:family="text">
      <style:text-properties officeooo:rsid="003255f2"/>
    </style:style>
    <style:style style:name="T12" style:family="text">
      <style:text-properties officeooo:rsid="0035cbc6"/>
    </style:style>
    <style:style style:name="T13" style:family="text">
      <style:text-properties officeooo:rsid="0038e350"/>
    </style:style>
    <style:style style:name="T14" style:family="text">
      <style:text-properties officeooo:rsid="003ecd82"/>
    </style:style>
    <style:style style:name="T15" style:family="text">
      <style:text-properties officeooo:rsid="003f35cb"/>
    </style:style>
    <style:style style:name="T16" style:family="text">
      <style:text-properties officeooo:rsid="0048df18"/>
    </style:style>
    <style:style style:name="T17" style:family="text">
      <style:text-properties officeooo:rsid="004a0a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Базы данных. Долгова Арина, группа 798</text:p>
      <text:p text:style-name="P1"/>
      <text:p text:style-name="P1">Тема: больница.</text:p>
      <text:p text:style-name="P1">Содержание: информация важная для врачей – сотрудников больницы(*), врачей других больниц(**), <text:s/>пациентов(***) . Есть возможность записаться к конкретному врачу в доступное время(***), просмотреть историю болезни(*, **), составить план лечения(*).</text:p>
      <text:p text:style-name="P1"/>
      <text:p text:style-name="P1">Отношения:</text:p>
      <text:p text:style-name="P1"/>
      <text:p text:style-name="P2">1. <text:span text:style-name="T1">Sections*** (#ID: int; Section: str; Doc: str; Room: int; Telephone_number: int; Timetable: str)</text:span></text:p>
      <text:p text:style-name="P2"><text:tab/><text:span text:style-name="T2">Информация доступна всем, но целевая аудитория – пациенты, это отношение дает представление в целом о доступных отделениях и расписании врачей больницы. Пример кортежа: <text:s text:c="4"/>1 <text:s text:c="7"/>психиатрия <text:s text:c="2"/><text:tab/>Кох Т. А.<text:tab/>112<text:tab/> 89132453367<text:tab/><text:tab/>пн-ср 8:00 – 16:00</text:span></text:p>
      <text:p text:style-name="P1"/>
      <text:p text:style-name="P3">2. <text:span text:style-name="T3">Section Clinic Registration* ***(ID: int; #Room: int; Available_timetable: str)</text:span></text:p>
      <text:p text:style-name="P3"><text:tab/><text:span text:style-name="T2">Информация доступна всем, целевая аудитория – пациенты и врачи-сотрудники. Это отношение дает возможность регистрации в удобное/оставшееся время к нужному врачу нужной секции. Пример кортежа: <text:s text:c="4"/>1 <text:s text:c="4"/>112 <text:s text:c="5"/>Кох Т. А. <text:s text:c="5"/>пн 14:20</text:span></text:p>
      <text:p text:style-name="P3"><text:tab/><text:tab/> <text:s text:c="10"/><text:tab/><text:tab/><text:tab/> <text:s text:c="2"/><text:span text:style-name="T3">2</text:span> <text:s text:c="4"/><text:span text:style-name="T3">112 <text:s text:c="5"/>Кох Т. А. <text:s text:c="5"/>ср 12:30, 13:20</text:span></text:p>
      <text:p text:style-name="P3"/>
      <text:p text:style-name="P4">3. <text:span text:style-name="T4">Analysis* **(ID: int; Type:str; Date: date; #Patient: str; Result: str)</text:span></text:p>
      <text:p text:style-name="P4"><text:tab/><text:span text:style-name="T4">Информация доступна только врачам. Отношение позволяет узнать результат анализа, дату последнего, перенести результат в историю болезни пациента. Пример кортежа: </text:span></text:p>
      <text:p text:style-name="P5">1<text:tab/>ОАК<text:tab/> <text:s text:c="3"/>12.09.17 12:30<text:tab/>Котова К.Д. <text:s text:c="6"/>гем 121, эрит 3.8, тром <text:tab/><text:tab/><text:tab/><text:tab/><text:tab/><text:tab/><text:tab/><text:tab/><text:tab/><text:tab/> <text:s text:c="2"/>182, СОЭ 5, лей 5*10^9</text:p>
      <text:p text:style-name="P5"/>
      <text:p text:style-name="P5">4. Reference***(#ID: int; Sector: str; Telephone_number: int)</text:p>
      <text:p text:style-name="P5"><text:tab/>Информация доступна всем, целевая аудитория – пациенты. Отношение предоставит информацию пациенту куда позвонить с вопросом (будь то помощь в регистрации, <text:span text:style-name="T5">или какие нужны документы на прием</text:span>), <text:span text:style-name="T5">а также функция вызова врача на дом. Пример кортежа: </text:span></text:p>
      <text:p text:style-name="P6">1<text:tab/>регистратура<text:tab/><text:tab/><text:tab/>643544</text:p>
      <text:p text:style-name="P6">2<text:tab/>вызов врача на дом<text:tab/><text:tab/>234122</text:p>
      <text:p text:style-name="P6"/>
      <text:p text:style-name="P6">5. Considerated Patients* **(ID: int; <text:span text:style-name="T6">Section: str; #Patient: str; Pathology: str, Changes: str</text:span>)</text:p>
      <text:p text:style-name="P6"><text:tab/><text:span text:style-name="T6">Информация доступна врачам-сотрудникам, врачам других больниц. Отношение дает возможность просмотреть патологии серьезно больных пациентов стоящих под пристальным контролем врачей, описать изменения. Пример кортежа:</text:span></text:p>
      <text:p text:style-name="P7">1<text:tab/>кардиология<text:tab/><text:tab/>Долгова А. Д.<text:tab/><text:tab/>врожд порок сердца<text:tab/><text:tab/>опер 5.06.06</text:p>
      <text:p text:style-name="P7"/>
      <text:p text:style-name="P7">6. <text:span text:style-name="T7">Cure Path* **(ID: int; #Section: str; Patient: str; Doc: str; Content: str; Therapy_Recomendation:str)</text:span></text:p>
      <text:p text:style-name="P8"><text:tab/><text:span text:style-name="T8">Информация доступна врачам-сотрудникам, врачам других больниц. Отношение показывает прописанный другим врачом путь лечения возможные рекомендательные терапии, также позволяет корректрировать путь лечения. Пример кортежа: </text:span></text:p>
      <text:p text:style-name="P8"><text:span text:style-name="T8">1 <text:s text:c="4"/>кардиолог <text:s text:c="3"/><text:tab/>Кравченко А. Н. <text:s text:c="3"/>Коротков А. В. <text:s text:c="2"/>tab. Amiodaroni 0,2 N.60</text:span></text:p>
      <text:p text:style-name="P7"><text:tab/><text:tab/><text:tab/><text:tab/><text:tab/><text:tab/><text:tab/><text:tab/> <text:span text:style-name="T9">по 1 таб 2 р/д п/еды</text:span></text:p>
      <text:p text:style-name="P14">профилактическое плавание</text:p>
      <text:p text:style-name="P7"/>
      <text:p text:style-name="P9">7. Result of home-visiting* **(ID: int; #Doc: str; Patient: str; Res: str)</text:p>
      <text:p text:style-name="P10"><text:tab/><text:span text:style-name="T11">И</text:span>нформация доступна врачам-сотрудникам, врачам других больниц. Отношение предоставляет инфомацию о результатах выезда врача больницы на дом к пациенту. Пример <text:soft-page-break/>кортежа: <text:s/>1<text:tab/> <text:span text:style-name="T10">Королев Д. А. <text:s text:c="6"/>Васильева А. О. <text:s text:c="7"/>М 57л остр инфаркт миокарда, провед <text:tab/><text:tab/><text:tab/><text:tab/><text:tab/><text:tab/><text:tab/> <text:s text:c="7"/>реаним протокол “фибр желуд”</text:span></text:p>
      <text:p text:style-name="P10"/>
      <text:p text:style-name="P11">8. Patient information* **(ID: int; #Patient: str; Main_doc: str; Age: int; Adress: str; If_Considered: <text:span text:style-name="T17">bool; Anamnes: file</text:span>)</text:p>
      <text:p text:style-name="P11"><text:tab/><text:span text:style-name="T11">Информация доступна врачам-сотрудникам, врачам других больниц. Отношение предоставляет информацию врачам обо всех данных пациента хоть как-то могущих помочь в постановке диагноза или установлении правильного лечения. Пример кортежа:</text:span></text:p>
      <text:p text:style-name="P12">1 <text:s text:c="4"/>Аксенова С. Н. <text:s text:c="4"/>Новиков С. П. <text:s text:c="4"/>17 <text:s text:c="4"/>ул.Строителей <text:s text:c="4"/>- <text:s text:c="5"/><text:span text:style-name="T14">Aksenova_file.doc</text:span></text:p>
      <text:p text:style-name="P12"/>
      <text:p text:style-name="P13">9. Paid service***(<text:span text:style-name="T15">#</text:span>ID: int; Service: str; <text:span text:style-name="T12">Timetable: str; Price_rub: int</text:span>)</text:p>
      <text:p text:style-name="P13"><text:tab/><text:span text:style-name="T12">Информация доступна пациентам. Отношение позволяет выяснить по рекомендации врача возможно ли в больнице записаться на курсы терапии или процедуры, стоимость, расписание услуги. Пример кортежа: 1<text:tab/>местная анестезия<text:tab/>индивидуально <text:s text:c="5"/>450</text:span></text:p>
      <text:p text:style-name="P13"/>
      <text:p text:style-name="P15">10. Pharmacy* ***(ID: int; Medicament: str; Available: str; Price_rub: int)</text:p>
      <text:p text:style-name="P15"><text:tab/>Информация доступна пациентам и врачам-сотрудникам больницы. Отношение показывает доступность покупки того или иного лекарства/инъекции в данной больнице на месте согласно назначению врача. Пример кортежа: 1<text:tab/> <text:s/><text:span text:style-name="T13">йодомарин 200<text:tab/>доступно<text:tab/>220</text:span></text:p>
      <text:p text:style-name="P15"/>
      <text:p text:style-name="P15"/>
      <text:p text:style-name="P16">Запросы (2 простых, 1 с делением):</text:p>
      <text:p text:style-name="P16"><text:tab/>1. Показать <text:span text:style-name="T17">анамнезы</text:span> всех пациентов-<text:span text:style-name="T14">детей (до 16 лет)</text:span>, стоящих на учете у кардиолог<text:span text:style-name="T14">ов</text:span></text:p>
      <text:p text:style-name="P16"><text:tab/><text:tab/><text:span text:style-name="T14">Patient Information[Age &lt; 16][If_Considered = “Кардиолог”][Patient, Age, <text:tab/><text:tab/><text:tab/>Anamnes]</text:span></text:p>
      <text:p text:style-name="P16"/>
      <text:p text:style-name="P16"><text:span text:style-name="T14"><text:tab/>2. Вывести цены и расписание на предложенные врачом процедуры и терапии, те что стоят менее 6000 рублей</text:span></text:p>
      <text:p text:style-name="P17"><text:tab/><text:tab/><text:span text:style-name="T15">Cure Path[Therapy_Recomendation = service]Paid Service[Price_rub &lt; 6000]<text:tab/><text:tab/><text:tab/>[Service, Timetable, Price]</text:span></text:p>
      <text:p text:style-name="P17"/>
      <text:p text:style-name="P17"><text:span text:style-name="T15"><text:tab/>3. (Деление) Вывести все отделения на учете которых стоит пациент со сделанными не позднее 12.03.18 анализом крови, мочи и кала </text:span></text:p>
      <text:p text:style-name="P17"/>
      <text:p text:style-name="P18"><text:tab/><text:tab/><text:span text:style-name="T16">Analysis[Type = “OAK”, ”анализ мочи”, “анализ кала”][Date &gt;= “12.03.18”][#Patient.Analysis = #Patient.Patient Information]Patient Information[If Considered = true][#Patient.Patient Information = #Patient.Considered Patients]Considerated Patients[Patient, Section, Pathology]</text:span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3:13:13.172895343</meta:creation-date>
    <meta:generator>LibreOffice/5.1.6.2$Linux_X86_64 LibreOffice_project/10m0$Build-2</meta:generator>
    <dc:date>2018-03-12T19:43:21.276792895</dc:date>
    <meta:editing-duration>PT19M25S</meta:editing-duration>
    <meta:editing-cycles>5</meta:editing-cycles>
    <meta:document-statistic meta:table-count="0" meta:image-count="0" meta:object-count="0" meta:page-count="2" meta:paragraph-count="40" meta:word-count="609" meta:character-count="4827" meta:non-whitespace-character-count="4042"/>
  </office:meta>
</office:document-meta>
</file>